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b81e" officeooo:paragraph-rsid="001db81e"/>
    </style:style>
    <style:style style:name="P2" style:family="paragraph" style:parent-style-name="Heading_20_1">
      <style:text-properties officeooo:rsid="001f94fd" officeooo:paragraph-rsid="001f94fd"/>
    </style:style>
    <style:style style:name="P3" style:family="paragraph" style:parent-style-name="Heading_20_1">
      <style:text-properties officeooo:rsid="00207590" officeooo:paragraph-rsid="00207590"/>
    </style:style>
    <style:style style:name="P4" style:family="paragraph" style:parent-style-name="Text_20_body">
      <style:text-properties officeooo:paragraph-rsid="001db81e"/>
    </style:style>
    <style:style style:name="P5" style:family="paragraph" style:parent-style-name="Text_20_body">
      <style:text-properties officeooo:paragraph-rsid="001f94fd"/>
    </style:style>
    <style:style style:name="P6" style:family="paragraph" style:parent-style-name="Text_20_body">
      <style:text-properties officeooo:rsid="00207590" officeooo:paragraph-rsid="00207590"/>
    </style:style>
    <style:style style:name="P7" style:family="paragraph" style:parent-style-name="Title">
      <style:text-properties officeooo:rsid="001db81e" officeooo:paragraph-rsid="001db81e"/>
    </style:style>
    <style:style style:name="T1" style:family="text">
      <style:text-properties officeooo:rsid="001db81e"/>
    </style:style>
    <style:style style:name="T2" style:family="text">
      <style:text-properties officeooo:rsid="001f9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bugging: React Weather App</text:p>
      <text:h text:style-name="P1" text:outline-level="1">Problem:</text:h>
      <text:p text:style-name="P4"><text:tab/><text:span text:style-name="T1">I just deployed my React weather app to Vercel. When I click to visit the URL on Vercel where it deployed to test it, I enter the city name and hit enter. Once I hit enter, the UI doesn’t do anything. Search bar is reset with empty city name but no weather data was output to the screen. I go to check the console on the Chrome browser and it contains an error message. Error is content on page must make an HTTPS request.</text:span></text:p>
      <text:p text:style-name="P4"/>
      <text:h text:style-name="P1" text:outline-level="1">Expected Behavior:</text:h>
      <text:p text:style-name="P4"><text:tab/><text:span text:style-name="T1">I expected that once the app has been deployed that I visit the link, enter city name, hit enter and weather data is returned. Weather data is retrieved by making an HTTPS request to the OpenWeatherMap API and it will send a response in JSON format back.</text:span></text:p>
      <text:p text:style-name="P4"/>
      <text:h text:style-name="P3" text:outline-level="1">Recreating the error:</text:h>
      <text:p text:style-name="P6"><text:tab/>Visit <text:a xlink:type="simple" xlink:href="https://react-weather-app-phi.vercel.app/" text:style-name="Internet_20_link" text:visited-style-name="Visited_20_Internet_20_Link">https://react-weather-app-phi.vercel.app/</text:a> and enter city name. Hit enter and will see nothing happens. Check console for info.</text:p>
      <text:p text:style-name="P4"/>
      <text:h text:style-name="P2" text:outline-level="1">Solution:</text:h>
      <text:p text:style-name="P5"><text:tab/><text:span text:style-name="T2">In the SearchBar component, there is a openWeatherMapAPI variable with key and base. Base variable had an http on the beginning. I just changed that to https and the app works after tha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0:28:07.174031346</meta:creation-date>
    <dc:date>2021-04-27T10:38:19.301925538</dc:date>
    <meta:editing-duration>PT10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92" meta:character-count="1083" meta:non-whitespace-character-count="896"/>
  </office:meta>
</office:document-meta>
</file>